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1366" officeooo:paragraph-rsid="001d1366"/>
    </style:style>
    <style:style style:name="P2" style:family="paragraph" style:parent-style-name="Standard">
      <style:text-properties style:text-underline-style="none" officeooo:rsid="001d1366" officeooo:paragraph-rsid="001d1366"/>
    </style:style>
    <style:style style:name="P3" style:family="paragraph" style:parent-style-name="Standard" style:list-style-name="L1">
      <style:text-properties style:text-underline-style="none" officeooo:rsid="001d1366" officeooo:paragraph-rsid="001d1366"/>
    </style:style>
    <style:style style:name="P4" style:family="paragraph" style:parent-style-name="Standard" style:list-style-name="L2">
      <style:text-properties style:text-underline-style="none" officeooo:rsid="001d9ae1" officeooo:paragraph-rsid="001d9ae1"/>
    </style:style>
    <style:style style:name="P5" style:family="paragraph" style:parent-style-name="Standard">
      <style:text-properties style:text-underline-style="none" officeooo:rsid="001d9ae1" officeooo:paragraph-rsid="001d9ae1"/>
    </style:style>
    <style:style style:name="P6" style:family="paragraph" style:parent-style-name="Standard" style:list-style-name="L2">
      <style:text-properties style:text-underline-style="none" officeooo:rsid="001f0e3e" officeooo:paragraph-rsid="001f0e3e"/>
    </style:style>
    <style:style style:name="P7" style:family="paragraph" style:parent-style-name="Standard">
      <style:text-properties style:text-underline-style="none" officeooo:rsid="001f0e3e" officeooo:paragraph-rsid="001f0e3e"/>
    </style:style>
    <style:style style:name="P8" style:family="paragraph" style:parent-style-name="Standard" style:list-style-name="L3">
      <style:text-properties style:text-underline-style="none" officeooo:rsid="001f0e3e" officeooo:paragraph-rsid="001feb60"/>
    </style:style>
    <style:style style:name="P9" style:family="paragraph" style:parent-style-name="Standard" style:list-style-name="L3">
      <style:text-properties style:text-underline-style="none" officeooo:rsid="001fd6d1" officeooo:paragraph-rsid="001fd6d1"/>
    </style:style>
    <style:style style:name="P10" style:family="paragraph" style:parent-style-name="Standard">
      <style:text-properties style:text-underline-style="none" officeooo:rsid="001fd6d1" officeooo:paragraph-rsid="001fd6d1"/>
    </style:style>
    <style:style style:name="P11" style:family="paragraph" style:parent-style-name="Standard">
      <style:text-properties style:text-underline-style="none" officeooo:rsid="0021738d" officeooo:paragraph-rsid="0021738d"/>
    </style:style>
    <style:style style:name="P12" style:family="paragraph" style:parent-style-name="Standard" style:list-style-name="L4">
      <style:text-properties style:text-underline-style="none" officeooo:rsid="0021738d" officeooo:paragraph-rsid="0021738d"/>
    </style:style>
    <style:style style:name="P13" style:family="paragraph" style:parent-style-name="Standard">
      <style:text-properties style:text-underline-style="none" officeooo:rsid="0021e14e" officeooo:paragraph-rsid="0021e14e"/>
    </style:style>
    <style:style style:name="P14" style:family="paragraph" style:parent-style-name="Standard" style:list-style-name="L5">
      <style:text-properties style:text-underline-style="none" officeooo:rsid="0023b06e" officeooo:paragraph-rsid="0023b06e"/>
    </style:style>
    <style:style style:name="P15" style:family="paragraph" style:parent-style-name="Standard" style:list-style-name="L5">
      <style:text-properties style:text-underline-style="none" officeooo:rsid="0024faa8" officeooo:paragraph-rsid="0024faa8"/>
    </style:style>
    <style:style style:name="P16" style:family="paragraph" style:parent-style-name="Standard" style:list-style-name="L5">
      <style:text-properties style:text-underline-style="none" officeooo:rsid="0025c972" officeooo:paragraph-rsid="0025c972"/>
    </style:style>
    <style:style style:name="P17" style:family="paragraph" style:parent-style-name="Standard">
      <style:text-properties style:text-underline-style="solid" style:text-underline-width="auto" style:text-underline-color="font-color" officeooo:rsid="001d1366" officeooo:paragraph-rsid="001d136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0e3e"/>
    </style:style>
    <style:style style:name="T3" style:family="text">
      <style:text-properties officeooo:rsid="001feb60"/>
    </style:style>
    <style:style style:name="T4" style:family="text">
      <style:text-properties officeooo:rsid="0023b06e"/>
    </style:style>
    <style:style style:name="T5" style:family="text">
      <style:text-properties officeooo:rsid="0024fa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NICIPAL MONEY AND YOUTH SOCIAL DEVELOPMENT</text:p>
      <text:p text:style-name="P1"><text:span text:style-name="T1"/></text:p>
      <text:p text:style-name="P1"><text:span text:style-name="T1">OBJECTIVES</text:span></text:p>
      <text:list xml:id="list7885296728315024093" text:style-name="L1">
        <text:list-item>
          <text:p text:style-name="P3">Establish which municipalities use their funds efficiently.</text:p>
        </text:list-item>
        <text:list-item>
          <text:p text:style-name="P3">Which covariates contribute most to the level of education achieved by the youth.</text:p>
        </text:list-item>
        <text:list-item>
          <text:p text:style-name="P3">Which covariates contribute most to the level of youth un-employment.</text:p>
        </text:list-item>
        <text:list-item>
          <text:p text:style-name="P3">Is there a relationship between the efficiency of a municipality and youth development.</text:p>
        </text:list-item>
      </text:list>
      <text:p text:style-name="P2"/>
      <text:p text:style-name="P17">MUNICIPAL DATA</text:p>
      <text:p text:style-name="P17"/>
      <text:p text:style-name="P11">The financial standing (is there a measure for transparancy?) of the municipalities is assessed as well as their strategies with regard to how they spend their funds. <text:span text:style-name="T4">The hypothesis being that the municipality must be sustainable financially and must target it funds appropriately in order to be efficient.</text:span></text:p>
      <text:p text:style-name="P2"/>
      <text:p text:style-name="P5">FINANTIAL POSITION:</text:p>
      <text:p text:style-name="P2"/>
      <text:list xml:id="list780508712857387137" text:style-name="L2">
        <text:list-item>
          <text:p text:style-name="P4"><text:span text:style-name="T2">C</text:span>apital Expenditure / Total Expenditure</text:p>
          <text:p text:style-name="P6"/>
          <text:p text:style-name="P6">This ratio gives an indication of current operations expenditure vs investment expenditure to produce future economic growth. <text:s/></text:p>
        </text:list-item>
      </text:list>
      <text:p text:style-name="P5"/>
      <text:list xml:id="list163218325679682" text:continue-numbering="true" text:style-name="L2">
        <text:list-item>
          <text:p text:style-name="P4">Current Ratio: current assets / current liabilities</text:p>
        </text:list-item>
      </text:list>
      <text:p text:style-name="P5"/>
      <text:p text:style-name="P5"><text:tab/><text:span text:style-name="T2">This ratio assesses the municipalities ability to pay back its short term loans.</text:span></text:p>
      <text:p text:style-name="P5"/>
      <text:p text:style-name="P7">FINANTIAL PERFORMANCE:</text:p>
      <text:p text:style-name="P7"/>
      <text:list xml:id="list3359088375888420503" text:style-name="L3">
        <text:list-item>
          <text:p text:style-name="P8">Net Operating Surplus Margin: <text:span text:style-name="T3">(Total Operating Revenue – Total Operating Expenditure)/ Total Operating Revenue</text:span></text:p>
          <text:p text:style-name="P9"/>
          <text:p text:style-name="P9">To what extent does the municipality generate an operating surplus. <text:span text:style-name="T3">ie. How much of there revenue is being used. Is this being used effectively?</text:span></text:p>
        </text:list-item>
      </text:list>
      <text:p text:style-name="P10"/>
      <text:p text:style-name="P11">BUDGET:</text:p>
      <text:p text:style-name="P11">A ratio of the variables below is calculated comparing the budgeted and realised value.</text:p>
      <text:p text:style-name="P11"/>
      <text:list xml:id="list7797769367133876546" text:style-name="L4">
        <text:list-item>
          <text:p text:style-name="P12">Capital expenditure</text:p>
        </text:list-item>
        <text:list-item>
          <text:p text:style-name="P12">Operating Expenditure</text:p>
        </text:list-item>
        <text:list-item>
          <text:p text:style-name="P12">Operating Revenue</text:p>
        </text:list-item>
      </text:list>
      <text:p text:style-name="P11"/>
      <text:p text:style-name="P13">MUNICIPALITY <text:span text:style-name="T4">STRATEGY</text:span></text:p>
      <text:p text:style-name="P13"/>
      <text:list xml:id="list4191061728235215678" text:style-name="L5">
        <text:list-item>
          <text:p text:style-name="P14">Percentage of funds spent on respective <text:span text:style-name="T5">areas.</text:span></text:p>
        </text:list-item>
        <text:list-item>
          <text:p text:style-name="P15">Percentage of funds used.</text:p>
        </text:list-item>
        <text:list-item>
          <text:p text:style-name="P16">What is the effect of their spendatur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5:53:25.906867088</meta:creation-date>
    <dc:date>2017-12-05T16:30:31.841435493</dc:date>
    <meta:editing-duration>PT26M50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41" meta:character-count="1562" meta:non-whitespace-character-count="1359"/>
  </office:meta>
</office:document-meta>
</file>